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left="0.4925in" fo:margin-right="0in" fo:text-indent="0in" style:auto-text-indent="false"/>
      <style:text-properties fo:color="#000080" style:font-name="Arial1" fo:font-size="10pt"/>
    </style:style>
    <style:style style:name="P2" style:family="paragraph" style:parent-style-name="Text_20_body" style:list-style-name="L2">
      <style:paragraph-properties fo:margin-left="0.4925in" fo:margin-right="0in" fo:text-indent="0in" style:auto-text-indent="false">
        <style:tab-stops>
          <style:tab-stop style:position="3.0835in"/>
        </style:tab-stops>
      </style:paragraph-properties>
      <style:text-properties fo:color="#000080" style:font-name="Arial1" fo:font-size="10pt"/>
    </style:style>
    <style:style style:name="P3" style:family="paragraph" style:parent-style-name="Text_20_body" style:list-style-name="L2">
      <style:paragraph-properties fo:margin-left="0.4925in" fo:margin-right="0in" fo:text-indent="0in" style:auto-text-indent="false">
        <style:tab-stops>
          <style:tab-stop style:position="3.0626in"/>
        </style:tab-stops>
      </style:paragraph-properties>
    </style:style>
    <style:style style:name="P4" style:family="paragraph" style:parent-style-name="Text_20_body" style:list-style-name="L2">
      <style:paragraph-properties fo:margin-left="0in" fo:margin-right="0in" fo:text-indent="0in" style:auto-text-indent="false">
        <style:tab-stops>
          <style:tab-stop style:position="3.0626in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1">
      <style:paragraph-properties fo:margin-top="0.2in" fo:margin-bottom="0in"/>
    </style:style>
    <style:style style:name="P10" style:family="paragraph" style:parent-style-name="Standard" style:list-style-name="L3">
      <style:paragraph-properties fo:margin-top="0.2in" fo:margin-bottom="0in"/>
    </style:style>
    <style:style style:name="T1" style:family="text">
      <style:text-properties fo:font-size="10pt"/>
    </style:style>
    <style:style style:name="T2" style:family="text">
      <style:text-properties fo:color="#000080"/>
    </style:style>
    <style:style style:name="T3" style:family="text">
      <style:text-properties fo:color="#000080" style:font-name="Arial1" fo:font-size="10pt"/>
    </style:style>
    <style:style style:name="T4" style:family="text">
      <style:text-properties style:font-name="Arial1"/>
    </style:style>
    <style:style style:name="T5" style:family="text">
      <style:text-properties fo:color="#000000"/>
    </style:style>
    <style:style style:name="T6" style:family="text">
      <style:text-properties fo:color="#000000" style:font-size-asian="10pt" style:font-size-complex="10pt"/>
    </style:style>
    <style:style style:name="T7" style:family="text">
      <style:text-properties fo:color="#000000" style:font-name="Arial1" fo:font-size="10pt"/>
    </style:style>
    <style:style style:name="T8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format="1" text:start-value="0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onentized Combat System Test Frame</text:p>
      <text:p text:style-name="P6">Status And To-Do List For Fiscal Year 2009</text:p>
      <text:p text:style-name="P6">07/14/08</text:p>
      <text:p text:style-name="P5"/>
      <text:list text:style-name="L1">
        <text:list-item>
          <text:p text:style-name="P7">Status – Fiscal Year 2008 funding runs out on or about 7/15/08. <text:s/>The following lists the status of the I/O portion of the Test Framework as of this date:</text:p>
        </text:list-item>
      </text:list>
      <text:list text:style-name="L2">
        <text:list-item>
          <text:p text:style-name="P8">Marc Gates built a build area for the framework NTDS code on the host “avatar”. <text:s/>The directories are:</text:p>
        </text:list-item>
        <text:list-item>
          <text:p text:style-name="P1">/ceswbl2/src/micro/lib/kwr_ntds_common – <text:span text:style-name="T5">Builds replacement NTDS Common library</text:span></text:p>
        </text:list-item>
        <text:list-item>
          <text:p text:style-name="P2">/ceswbl2/src/micro/lib/kwr_ntds_sps49<text:tab/><text:span text:style-name="T6">-</text:span><text:span text:style-name="T5"> Builds replacement SPS-49 Protocol library</text:span></text:p>
        </text:list-item>
        <text:list-item>
          <text:p text:style-name="P3"><text:span text:style-name="T3">/ceswbl2/src/micro/bin/kwr_sps49<text:tab/></text:span><text:span text:style-name="T7">- Builds SPS-49 Application</text:span></text:p>
        </text:list-item>
        <text:list-item>
          <text:p text:style-name="P4"><text:span text:style-name="T7">All Framework I/O source code has been integrated into the framework and checked into SVN.</text:span></text:p>
        </text:list-item>
        <text:list-item>
          <text:p text:style-name="P4"><text:span text:style-name="T7">All NTDS Common replacement library code has been checked in. <text:s/></text:span></text:p>
        </text:list-item>
        <text:list-item>
          <text:p text:style-name="P4"><text:span text:style-name="T7">The test program that I put together to develop the I/O portion of the framework has been checked in. <text:s/>This program is useful in that it allows a producer and consumer to communicate via MAK RTI, passing NTDS-like data .</text:span></text:p>
        </text:list-item>
      </text:list>
      <text:list text:style-name="L1" text:continue-numbering="true">
        <text:list-item>
          <text:p text:style-name="P9">To-Do List – the following is a list of tasks for fiscal year 2009:</text:p>
        </text:list-item>
      </text:list>
      <text:list text:style-name="L3">
        <text:list-item>
          <text:p text:style-name="P10">Build code into the NTDS common or SPS-49 library to satisfy the SPS-49 application's need for Wrap messages. <text:s/>Perhaps set up a task that fires every 11 seconds that checks the interface status and reports time and counter values back to the application.</text:p>
        </text:list-item>
        <text:list-item>
          <text:p text:style-name="P10">Integrate the Serialization/De-Serialization code into the NTDS common library operations.</text:p>
        </text:list-item>
        <text:list-item>
          <text:p text:style-name="P10">Implement Interprocess Queue naming in NTDS applications. <text:s/>Probably will be taken from the command line. <text:s/>How does NTDS Common get this parameter?</text:p>
        </text:list-item>
        <text:list-item>
          <text:p text:style-name="P10">Compile the WASP with the “Test” NTDS Common Library and the “Test” SPS-49 protocol.</text:p>
        </text:list-item>
        <text:list-item>
          <text:p text:style-name="P10">Compile the CEC code with the “Test” NTDS Common Library and the “Test” SPS-49 protocol.</text:p>
        </text:list-item>
        <text:list-item>
          <text:p text:style-name="P10">Run a simulation and ensure that data flows from the WASP to CEC via the SPS-49 interface.</text:p>
        </text:list-item>
        <text:list-item>
          <text:p text:style-name="P10">Make sure that the interface does not toggle (see 1<text:span text:style-name="T8">st</text:span> bullet)</text:p>
        </text:list-item>
        <text:list-item>
          <text:p text:style-name="P10">Integrate new NTDS Common and modify protocols for all NTDS interfaces for the WASP and CEC platform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Ken Ross</meta:initial-creator>
    <meta:creation-date>2008-07-14T08:20:39</meta:creation-date>
    <dc:creator>Ken Ross</dc:creator>
    <dc:date>2008-07-14T12:07:34</dc:date>
    <meta:editing-cycles>1</meta:editing-cycles>
    <meta:editing-duration>PT1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338" meta:character-count="1918"/>
  </office:meta>
</office:document-meta>
</file>